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8D2E00004F60AD072517.wmf"/>
  <manifest:file-entry manifest:media-type="" manifest:full-path="Pictures/2000000800008D2E00004F60D1E048B7.wmf"/>
  <manifest:file-entry manifest:media-type="" manifest:full-path="Pictures/2000000800008D2E00004F6098ECB862.wmf"/>
  <manifest:file-entry manifest:media-type="" manifest:full-path="Pictures/2000000800008D2E00004F60BD5BA755.wmf"/>
  <manifest:file-entry manifest:media-type="" manifest:full-path="Pictures/2000000800008D2E00004F60DF6FEF68.wmf"/>
  <manifest:file-entry manifest:media-type="" manifest:full-path="Pictures/2000000800008D2E00004F60E18A2E5A.wmf"/>
  <manifest:file-entry manifest:media-type="" manifest:full-path="Pictures/2000000800008D2E00004F602332DBDD.wmf"/>
  <manifest:file-entry manifest:media-type="" manifest:full-path="Pictures/200000080000488E00002D2A74511EEB.wmf"/>
  <manifest:file-entry manifest:media-type="" manifest:full-path="Pictures/2000000800008D2E00004F60A31A9927.wmf"/>
  <manifest:file-entry manifest:media-type="" manifest:full-path="Pictures/2000000800008D2E00004F6048A178DD.wmf"/>
  <manifest:file-entry manifest:media-type="" manifest:full-path="Pictures/2000000800008D2E00004F60B2C4EC3D.wmf"/>
  <manifest:file-entry manifest:media-type="" manifest:full-path="Pictures/2000000800008D2E00004F60B33671A4.wmf"/>
  <manifest:file-entry manifest:media-type="" manifest:full-path="Pictures/2000000800008D2E00004F607AC99B48.wmf"/>
  <manifest:file-entry manifest:media-type="" manifest:full-path="Pictures/2000000800008D2E00004F60BDB2447B.wmf"/>
  <manifest:file-entry manifest:media-type="" manifest:full-path="Pictures/2000000800008D2E00004F60A0875698.wmf"/>
  <manifest:file-entry manifest:media-type="" manifest:full-path="Pictures/2000000800008D2E00004F60C50FFF5A.wmf"/>
  <manifest:file-entry manifest:media-type="" manifest:full-path="Pictures/2000000800008D2E00004F60C4637472.wmf"/>
  <manifest:file-entry manifest:media-type="" manifest:full-path="Pictures/2000000800008D2E00004F601014D824.wmf"/>
  <manifest:file-entry manifest:media-type="" manifest:full-path="Pictures/2000000800008D2E00004F609F837191.wmf"/>
  <manifest:file-entry manifest:media-type="" manifest:full-path="Pictures/2000000800008D2E00004F605A3D623E.wmf"/>
  <manifest:file-entry manifest:media-type="" manifest:full-path="Pictures/2000000800008D2E00004F60D1CF434D.wmf"/>
  <manifest:file-entry manifest:media-type="" manifest:full-path="Pictures/2000000800003F5B000033AD918D0CC5.wmf"/>
  <manifest:file-entry manifest:media-type="" manifest:full-path="Pictures/2000000800008D2E00004F604CD5A668.wmf"/>
  <manifest:file-entry manifest:media-type="" manifest:full-path="Pictures/2000000800008D2E00004F6072939434.wmf"/>
  <manifest:file-entry manifest:media-type="" manifest:full-path="Pictures/2000000800004E8C00002DC933373444.wmf"/>
  <manifest:file-entry manifest:media-type="" manifest:full-path="Pictures/2000000800008D2E00004F60A1E2D7EE.wmf"/>
  <manifest:file-entry manifest:media-type="" manifest:full-path="Pictures/2000000800008D2E00004F60B75027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style style:name="P2" style:family="paragraph" style:parent-style-name="Standard" style:list-style-name="">
      <style:text-properties fo:language="en" fo:country="US"/>
    </style:style>
    <style:style style:name="P3" style:family="paragraph" style:parent-style-name="Standard" style:list-style-name="">
      <style:text-properties fo:font-size="14pt" fo:language="en" fo:country="US" style:font-size-asian="14pt" style:font-size-complex="14pt"/>
    </style:style>
    <style:style style:name="P4" style:family="paragraph" style:parent-style-name="Standard" style:list-style-name="">
      <style:text-properties fo:color="#004dbb"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paragraph-properties fo:margin-top="0in" fo:margin-bottom="0.139in" fo:line-height="100%"/>
      <style:text-properties fo:font-size="18pt" fo:language="en" fo:country="none" style:text-underline-style="solid" style:text-underline-width="auto" style:text-underline-color="font-color" style:font-size-asian="18pt" style:font-size-complex="18pt"/>
    </style:style>
    <style:style style:name="P7" style:family="paragraph" style:parent-style-name="Standard" style:list-style-name="">
      <style:paragraph-properties fo:margin-top="0in" fo:margin-bottom="0.139in" fo:line-height="100%"/>
      <style:text-properties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list-style-name="">
      <style:paragraph-properties fo:margin-top="0in" fo:margin-bottom="0.139in" fo:line-height="100%"/>
      <style:text-properties fo:font-size="18pt" fo:language="en" fo:country="none" style:font-size-asian="18pt" style:font-size-complex="18pt"/>
    </style:style>
    <style:style style:name="P9" style:family="paragraph" style:parent-style-name="Standard" style:list-style-name="">
      <style:paragraph-properties fo:margin-top="0in" fo:margin-bottom="0.139in" fo:line-height="100%">
        <style:tab-stops>
          <style:tab-stop style:position="0.3126in"/>
        </style:tab-stops>
      </style:paragraph-properties>
      <style:text-properties fo:font-size="18pt" fo:language="en" fo:country="none" style:font-size-asian="18pt" style:font-size-complex="18pt"/>
    </style:style>
    <style:style style:name="P10" style:family="paragraph" style:parent-style-name="Standard" style:list-style-name="">
      <style:paragraph-properties fo:margin-top="0in" fo:margin-bottom="0.139in" fo:line-height="100%"/>
      <style:text-properties fo:font-size="18pt" fo:language="en" fo:country="none" fo:font-weight="bold" style:font-size-asian="18pt" style:font-weight-asian="bold" style:font-size-complex="18pt" style:font-weight-complex="bold"/>
    </style:style>
    <style:style style:name="P11" style:family="paragraph" style:parent-style-name="Standard" style:list-style-name="">
      <style:paragraph-properties fo:margin-top="0in" fo:margin-bottom="0.139in" fo:line-height="100%"/>
    </style:style>
    <style:style style:name="P12" style:family="paragraph" style:parent-style-name="Standard" style:list-style-name="">
      <style:paragraph-properties fo:margin-top="0in" fo:margin-bottom="0.139in" fo:line-height="100%"/>
      <style:text-properties fo:font-size="16pt" fo:language="en" fo:country="none" style:font-size-asian="16pt" style:font-size-complex="16pt"/>
    </style:style>
    <style:style style:name="P13" style:family="paragraph" style:parent-style-name="Standard" style:list-style-name="">
      <style:paragraph-properties fo:margin-top="0in" fo:margin-bottom="0.139in" fo:line-height="100%"/>
      <style:text-properties fo:color="#004dbb" fo:font-size="16pt" fo:language="en" fo:country="none" style:font-size-asian="16pt" style:font-size-complex="16pt"/>
    </style:style>
    <style:style style:name="P14" style:family="paragraph" style:parent-style-name="Standard" style:list-style-name="">
      <style:paragraph-properties fo:margin-top="0in" fo:margin-bottom="0.139in" fo:line-height="100%"/>
      <style:text-properties fo:color="#004dbb" fo:font-size="18pt" fo:language="en" fo:country="none" style:font-size-asian="18pt" style:font-size-complex="18pt"/>
    </style:style>
    <style:style style:name="P15" style:family="paragraph" style:parent-style-name="Standard" style:list-style-name="">
      <style:paragraph-properties fo:margin-top="0in" fo:margin-bottom="0.139in" fo:line-height="100%"/>
      <style:text-properties fo:color="#004dbb" fo:font-size="18pt" fo:language="en" fo:country="none" style:text-underline-style="solid" style:text-underline-width="auto" style:text-underline-color="font-color" style:font-size-asian="18pt" style:font-size-complex="18pt"/>
    </style:style>
    <style:style style:name="P16" style:family="paragraph" style:parent-style-name="Standard" style:list-style-name="">
      <style:paragraph-properties fo:margin-top="0in" fo:margin-bottom="0.139in" fo:line-height="100%"/>
      <style:text-properties fo:color="#ff0000"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list-style-name="" style:master-page-name="Standard">
      <style:paragraph-properties fo:margin-top="0in" fo:margin-bottom="0.139in" fo:line-height="115%" style:page-number="auto"/>
      <style:text-properties fo:font-size="11pt" fo:language="en" fo:country="none" fo:font-weight="bold" style:font-size-asian="11pt" style:font-weight-asian="bold" style:font-size-complex="11pt" style:font-weight-complex="bold"/>
    </style:style>
    <style:style style:name="P18" style:family="paragraph" style:parent-style-name="Standard" style:list-style-name="RTF_5f_Num_20_2">
      <style:paragraph-properties fo:margin-left="1in" fo:margin-right="0in" fo:text-indent="-0.25in" style:auto-text-indent="false">
        <style:tab-stops/>
      </style:paragraph-properties>
      <style:text-properties fo:font-size="14pt" fo:language="en" fo:country="US" style:font-size-asian="14pt" style:font-size-complex="14pt"/>
    </style:style>
    <style:style style:name="P19" style:family="paragraph" style:parent-style-name="Standard" style:list-style-name="RTF_5f_Num_20_2">
      <style:paragraph-properties fo:margin-left="0.75in" fo:margin-right="0in" fo:text-indent="-0.25in" style:auto-text-indent="false">
        <style:tab-stops/>
      </style:paragraph-properties>
      <style:text-properties fo:font-size="14pt" fo:language="en" fo:country="US" style:font-size-asian="14pt" style:font-size-complex="14pt"/>
    </style:style>
    <style:style style:name="P20" style:family="paragraph" style:parent-style-name="Standard" style:list-style-name="RTF_5f_Num_20_2">
      <style:paragraph-properties fo:margin-left="0.5in" fo:margin-right="0in" fo:margin-top="0in" fo:margin-bottom="0.139in" fo:line-height="100%" fo:text-indent="-0.25in" style:auto-text-indent="false">
        <style:tab-stops/>
      </style:paragraph-properties>
    </style:style>
    <style:style style:name="P21" style:family="paragraph" style:parent-style-name="Standard" style:list-style-name="RTF_5f_Num_20_2">
      <style:paragraph-properties fo:margin-left="0.5in" fo:margin-right="0in" fo:margin-top="0in" fo:margin-bottom="0.139in" fo:line-height="100%" fo:text-indent="-0.25in" style:auto-text-indent="false">
        <style:tab-stops/>
      </style:paragraph-properties>
      <style:text-properties fo:font-size="16pt" fo:language="en" fo:country="none" style:font-size-asian="16pt" style:font-size-complex="16pt"/>
    </style:style>
    <style:style style:name="P22" style:family="paragraph" style:parent-style-name="Standard" style:list-style-name="">
      <style:paragraph-properties fo:margin-left="0.5in" fo:margin-right="0in" fo:margin-top="0in" fo:margin-bottom="0.139in" fo:line-height="100%" fo:text-indent="-0.25in" style:auto-text-indent="false">
        <style:tab-stops/>
      </style:paragraph-properties>
      <style:text-properties fo:font-size="16pt" fo:language="en" fo:country="none" style:font-size-asian="16pt" style:font-size-complex="16pt"/>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fo:color="#ff0000"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color="#ff0000" fo:font-size="18pt" fo:language="en" fo:country="none" fo:font-weight="bold" style:font-size-asian="18pt" style:font-weight-asian="bold" style:font-size-complex="18pt" style:font-weight-complex="bold"/>
    </style:style>
    <style:style style:name="T4" style:family="text">
      <style:text-properties fo:color="#ff0000" fo:font-size="18pt" fo:language="en" fo:country="none" style:font-size-asian="18pt" style:font-size-complex="18pt"/>
    </style:style>
    <style:style style:name="T5" style:family="text">
      <style:text-properties fo:font-size="14pt" fo:language="en" fo:country="US" style:font-size-asian="14pt" style:font-size-complex="14pt"/>
    </style:style>
    <style:style style:name="T6"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color="#004dbb" fo:font-size="14pt" fo:language="en" fo:country="US" fo:font-weight="bold" style:font-size-asian="14pt" style:font-weight-asian="bold" style:font-size-complex="14pt" style:font-weight-complex="bold"/>
    </style:style>
    <style:style style:name="T8" style:family="text">
      <style:text-properties fo:color="#004dbb" fo:font-size="14pt" fo:language="en" fo:country="US" style:font-size-asian="14pt" style:font-size-complex="14pt"/>
    </style:style>
    <style:style style:name="T9" style:family="text">
      <style:text-properties fo:color="#004dbb" fo:font-size="16pt" fo:language="en" fo:country="none" style:font-size-asian="16pt" style:font-size-complex="16pt"/>
    </style:style>
    <style:style style:name="T10" style:family="text">
      <style:text-properties fo:color="#004dbb" fo:font-size="18pt" fo:language="en" fo:country="none" style:font-size-asian="18pt" style:font-size-complex="18pt"/>
    </style:style>
    <style:style style:name="T11" style:family="text">
      <style:text-properties fo:color="#004dbb" fo:font-size="18pt" fo:language="en" fo:country="none" style:text-underline-style="solid" style:text-underline-width="auto" style:text-underline-color="font-color" style:font-size-asian="18pt" style:font-size-complex="18pt"/>
    </style:style>
    <style:style style:name="T12" style:family="text">
      <style:text-properties fo:color="#004dbb"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language="en" fo:country="US"/>
    </style:style>
    <style:style style:name="T14" style:family="text">
      <style:text-properties fo:font-size="16pt" fo:language="en" fo:country="none" style:font-size-asian="16pt" style:font-size-complex="16pt"/>
    </style:style>
    <style:style style:name="T15" style:family="text">
      <style:text-properties fo:font-size="16pt" fo:language="en" fo:country="none" fo:font-weight="bold" style:font-size-asian="16pt" style:font-weight-asian="bold" style:font-size-complex="16pt" style:font-weight-complex="bold"/>
    </style:style>
    <style:style style:name="T16" style:family="text">
      <style:text-properties fo:font-size="18pt" fo:language="en" fo:country="none" style:font-size-asian="18pt" style:font-size-complex="18pt"/>
    </style:style>
    <style:style style:name="T17" style:family="text">
      <style:text-properties fo:font-size="18pt" fo:language="en" fo:country="none" fo:font-weight="bold" style:font-size-asian="18pt" style:font-weight-asian="bold" style:font-size-complex="18pt" style:font-weight-complex="bold"/>
    </style:style>
    <style:style style:name="T18" style:family="text">
      <style:text-properties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 text:c="32"/></text:p>
      <text:p text:style-name="P5"><text:span text:style-name="T1"><text:s text:c="22"/></text:span><text:span text:style-name="T2">DOTNET CORE - AZURE MINI PROJECT</text:span></text:p>
      <text:p text:style-name="P1"><text:span text:style-name="T5">Create a </text:span><text:span text:style-name="T7">Web API Project</text:span><text:span text:style-name="T8"> </text:span><text:span text:style-name="T5">to store Product Information. Use Entity Framework to store the product information in the database. The user should be able to perform all the CRUD Operations. Configure </text:span><text:span text:style-name="T7">GET, POST, PUT and DELETE</text:span><text:span text:style-name="T5">.</text:span></text:p>
      <text:p text:style-name="P2"/>
      <text:p text:style-name="P2"/>
      <text:p text:style-name="P3">The Product Entity should have the following properties:</text:p>
      <text:p text:style-name="P2"/>
      <text:list xml:id="list3000313043813398302" text:style-name="RTF_5f_Num_20_2">
        <text:list-item>
          <text:p text:style-name="P18"><text:s/>ProductID</text:p>
        </text:list-item>
        <text:list-item>
          <text:p text:style-name="P18"><text:s/>ProductName</text:p>
        </text:list-item>
        <text:list-item>
          <text:p text:style-name="P18"><text:s/>Price</text:p>
        </text:list-item>
        <text:list-item>
          <text:p text:style-name="P18"><text:s/>Brand</text:p>
        </text:list-item>
        <text:list-item>
          <text:p text:style-name="P18"><text:s/>ManufactureDate</text:p>
        </text:list-item>
        <text:list-item>
          <text:p text:style-name="P18"><text:s/>ExpirationDate</text:p>
        </text:list-item>
      </text:list>
      <text:p text:style-name="P2"/>
      <text:p text:style-name="P3">Use Data Annotations to </text:p>
      <text:list xml:id="list35503319" text:continue-numbering="true" text:style-name="RTF_5f_Num_20_2">
        <text:list-item>
          <text:p text:style-name="P18"><text:s/>Mark the Primary Key</text:p>
        </text:list-item>
        <text:list-item>
          <text:p text:style-name="P18"><text:s/>Make ProductName Mandatory</text:p>
        </text:list-item>
        <text:list-item>
          <text:p text:style-name="P18"><text:s/>Make Price a Number</text:p>
        </text:list-item>
      </text:list>
      <text:p text:style-name="P2"/>
      <text:p text:style-name="P2"/>
      <text:p text:style-name="P1"><text:span text:style-name="T5">Create a </text:span><text:span text:style-name="T8">JQuery and AJAX Client </text:span><text:span text:style-name="T5">to consume the </text:span><text:span text:style-name="T8">Web API </text:span><text:span text:style-name="T5">and show the result.</text:span></text:p>
      <text:p text:style-name="P2"/>
      <text:p text:style-name="P2"/>
      <text:p text:style-name="P4">Azure Hosting: </text:p>
      <text:p text:style-name="P2"/>
      <text:list xml:id="list35519686" text:continue-numbering="true" text:style-name="RTF_5f_Num_20_2">
        <text:list-item>
          <text:p text:style-name="P19"><text:s/>Host the web api in azure and consume the same using JQuery Client. </text:p>
        </text:list-item>
        <text:list-item>
          <text:p text:style-name="P19"><text:s/>Configure Scale out by adding rules for custom scaling</text:p>
        </text:list-item>
        <text:list-item>
          <text:p text:style-name="P19"><text:s/>Configure Deployment slots for staging and production</text:p>
        </text:list-item>
        <text:list-item>
          <text:p text:style-name="P19"><text:s/>Configure Application Insights for the project</text:p>
        </text:list-item>
        <text:list-item>
          <text:p text:style-name="P19"><text:s/>Configure Swagger for the api</text:p>
        </text:list-item>
        <text:list-item>
          <text:p text:style-name="P19"><text:s/>Work with Log Analytics with the sample logs available</text:p>
        </text:list-item>
      </text:list>
      <text:p text:style-name="P2"><text:soft-page-break/></text:p>
      <text:p text:style-name="P6"/>
      <text:p text:style-name="P11"><text:span text:style-name="T3"><text:s text:c="32"/></text:span><text:span text:style-name="T2">WEB API PROJECT</text:span></text:p>
      <text:p text:style-name="P11"><text:span text:style-name="T14">1. Create </text:span><text:span text:style-name="T9">WEB API </text:span><text:span text:style-name="T14">Project. </text:span></text:p>
      <text:p text:style-name="P11"><text:span text:style-name="T14">2. Add </text:span><text:span text:style-name="T9">Models</text:span><text:span text:style-name="T14"> folder and in that folder add </text:span><text:span text:style-name="T9">Product.cs</text:span></text:p>
      <text:p text:style-name="P12"><text:s text:c="5"/>class. </text:p>
      <text:p text:style-name="P11"><text:span text:style-name="T14">3. Add </text:span><text:span text:style-name="T9">Controller</text:span><text:span text:style-name="T14"> for Product class Using </text:span><text:span text:style-name="T9">Entity Frame </text:span></text:p>
      <text:p text:style-name="P13"><text:s text:c="5"/>work. </text:p>
      <text:p text:style-name="P11"><text:span text:style-name="T14">4. Open </text:span><text:span text:style-name="T9">package manager Consoler </text:span><text:span text:style-name="T14">and follow the below <text:s text:c="13"/></text:span></text:p>
      <text:p text:style-name="P12"><text:s text:c="5"/>steps.</text:p>
      <text:p text:style-name="P11"><text:span text:style-name="T14"><text:s text:c="11"/></text:span><text:span text:style-name="T9">4.1. Add-Migration ApiCreate.</text:span></text:p>
      <text:p text:style-name="P13"><text:s text:c="11"/>4.2. Update-Database. </text:p>
      <text:p text:style-name="P11"><text:span text:style-name="T14">5. Add Web Api Client </text:span><text:span text:style-name="T9">html page </text:span><text:span text:style-name="T14">in the Project Using </text:span><text:span text:style-name="T9">Ajax </text:span></text:p>
      <text:p text:style-name="P13"><text:s text:c="5"/>and JQuery.</text:p>
      <text:p text:style-name="P11"><text:span text:style-name="T14">6. Finally Hosting to the </text:span><text:span text:style-name="T9">Azure</text:span><text:span text:style-name="T14">. Follow the below Pics. </text:span></text:p>
      <text:p text:style-name="P12"/>
      <text:p text:style-name="P8"><text:s/></text:p>
      <text:p text:style-name="P16"/>
      <text:p text:style-name="P16"/>
      <text:p text:style-name="P16"/>
      <text:p text:style-name="P16"/>
      <text:p text:style-name="P16"/>
      <text:p text:style-name="P16"><text:soft-page-break/>Azure Hosting :- </text:p>
      <text:p text:style-name="P11"><text:span text:style-name="T10">1. </text:span><text:span text:style-name="T11">Host the web api in azure and consume the same using </text:span></text:p>
      <text:p text:style-name="P11"><text:span text:style-name="T11">JQueryClient</text:span><text:span text:style-name="T10"> :-</text:span></text:p>
      <text:p text:style-name="P8"/>
      <text:p text:style-name="P9"><draw:frame draw:style-name="fr1" text:anchor-type="as-char" svg:width="6.3335in" svg:height="3.6874in" draw:z-index="0"><draw:image xlink:href="Pictures/2000000800008D2E00004F6048A178DD.wmf" xlink:type="simple" xlink:show="embed" xlink:actuate="onLoad"/></draw:frame></text:p>
      <text:p text:style-name="P9"/>
      <text:p text:style-name="P9"><text:soft-page-break/><draw:frame draw:style-name="fr1" text:anchor-type="as-char" svg:width="6.3228in" svg:height="3.5626in" draw:z-index="1"><draw:image xlink:href="Pictures/2000000800008D2E00004F60BDB2447B.wmf" xlink:type="simple" xlink:show="embed" xlink:actuate="onLoad"/></draw:frame></text:p>
      <text:p text:style-name="P9"/>
      <text:p text:style-name="P9"><draw:frame draw:style-name="fr1" text:anchor-type="as-char" svg:width="6.302in" svg:height="3.3752in" draw:z-index="2"><draw:image xlink:href="Pictures/2000000800008D2E00004F607AC99B48.wmf" xlink:type="simple" xlink:show="embed" xlink:actuate="onLoad"/></draw:frame></text:p>
      <text:p text:style-name="P9"/>
      <text:p text:style-name="P9"><text:soft-page-break/><draw:frame draw:style-name="fr1" text:anchor-type="as-char" svg:width="6.2917in" svg:height="3.6563in" draw:z-index="3"><draw:image xlink:href="Pictures/2000000800008D2E00004F602332DBDD.wmf" xlink:type="simple" xlink:show="embed" xlink:actuate="onLoad"/></draw:frame></text:p>
      <text:p text:style-name="P9"/>
      <text:p text:style-name="P9"/>
      <text:p text:style-name="P9"><draw:frame draw:style-name="fr1" text:anchor-type="as-char" svg:width="6.2811in" svg:height="3.552in" draw:z-index="4"><draw:image xlink:href="Pictures/2000000800008D2E00004F609F837191.wmf" xlink:type="simple" xlink:show="embed" xlink:actuate="onLoad"/></draw:frame></text:p>
      <text:p text:style-name="P9"/>
      <text:p text:style-name="P9"><text:soft-page-break/></text:p>
      <text:p text:style-name="P9"><draw:frame draw:style-name="fr1" text:anchor-type="as-char" svg:width="6.2811in" svg:height="3.6146in" draw:z-index="5"><draw:image xlink:href="Pictures/2000000800008D2E00004F60DF6FEF68.wmf" xlink:type="simple" xlink:show="embed" xlink:actuate="onLoad"/></draw:frame></text:p>
      <text:p text:style-name="P9"/>
      <text:p text:style-name="P9"/>
      <text:p text:style-name="P9"><draw:frame draw:style-name="fr1" text:anchor-type="as-char" svg:width="6.2602in" svg:height="3.5209in" draw:z-index="6"><draw:image xlink:href="Pictures/2000000800008D2E00004F601014D824.wmf" xlink:type="simple" xlink:show="embed" xlink:actuate="onLoad"/></draw:frame></text:p>
      <text:p text:style-name="P9"><text:soft-page-break/></text:p>
      <text:p text:style-name="P9"/>
      <text:p text:style-name="P9"><draw:frame draw:style-name="fr1" text:anchor-type="as-char" svg:width="6.25in" svg:height="3.7291in" draw:z-index="7"><draw:image xlink:href="Pictures/2000000800008D2E00004F60B2C4EC3D.wmf" xlink:type="simple" xlink:show="embed" xlink:actuate="onLoad"/></draw:frame></text:p>
      <text:p text:style-name="P9"/>
      <text:p text:style-name="P9"/>
      <text:p text:style-name="P9"><text:soft-page-break/><draw:frame draw:style-name="fr1" text:anchor-type="as-char" svg:width="6.2189in" svg:height="3.6563in" draw:z-index="8"><draw:image xlink:href="Pictures/2000000800008D2E00004F60C4637472.wmf" xlink:type="simple" xlink:show="embed" xlink:actuate="onLoad"/></draw:frame></text:p>
      <text:p text:style-name="P9"/>
      <text:p text:style-name="P7"><draw:frame draw:style-name="fr1" text:anchor-type="as-char" svg:width="6.1457in" svg:height="3.6563in" draw:z-index="9"><draw:image xlink:href="Pictures/2000000800008D2E00004F6072939434.wmf" xlink:type="simple" xlink:show="embed" xlink:actuate="onLoad"/></draw:frame></text:p>
      <text:p text:style-name="P7"/>
      <text:p text:style-name="P7"/>
      <text:p text:style-name="P16"><text:soft-page-break/></text:p>
      <text:p text:style-name="P16">2.Configure Scale out by adding rules for custom scaling :- </text:p>
      <text:p text:style-name="P12">A scale out operation is the equivalent of creating multiple copies of your web site and adding a load balancer to distribute the demand <text:s/>between them. When you scale out a web site in Windows Azure Web Sites there is no need to configure load balancing separately since this is already provided by the platform. </text:p>
      <text:p text:style-name="P12"/>
      <text:p text:style-name="P11"><text:span text:style-name="T4">-&gt;</text:span><text:span text:style-name="T16"> Follow the below images to add the scale out to our web site. </text:span></text:p>
      <text:p text:style-name="P11"><text:span text:style-name="T16"/></text:p>
      <text:p text:style-name="P14">1. select Custom Auto Scale. </text:p>
      <text:p text:style-name="P14">2. Click on Add a rule. </text:p>
      <text:p text:style-name="P14">3. Add your rules and click on Add button and Save <text:s/>changes.</text:p>
      <text:p text:style-name="P8"/>
      <text:p text:style-name="P8"><text:soft-page-break/><draw:frame draw:style-name="fr1" text:anchor-type="as-char" svg:width="6.2189in" svg:height="3.552in" draw:z-index="10"><draw:image xlink:href="Pictures/2000000800008D2E00004F60C50FFF5A.wmf" xlink:type="simple" xlink:show="embed" xlink:actuate="onLoad"/></draw:frame></text:p>
      <text:p text:style-name="P8"/>
      <text:p text:style-name="P8"/>
      <text:p text:style-name="P8"><draw:frame draw:style-name="fr1" text:anchor-type="as-char" svg:width="6.2083in" svg:height="3.7709in" draw:z-index="11"><draw:image xlink:href="Pictures/2000000800008D2E00004F60A31A9927.wmf" xlink:type="simple" xlink:show="embed" xlink:actuate="onLoad"/></draw:frame></text:p>
      <text:p text:style-name="P8"/>
      <text:p text:style-name="P8"><text:soft-page-break/></text:p>
      <text:p text:style-name="P8"><draw:frame draw:style-name="fr1" text:anchor-type="as-char" svg:width="6.2398in" svg:height="3.5728in" draw:z-index="12"><draw:image xlink:href="Pictures/2000000800008D2E00004F60A0875698.wmf" xlink:type="simple" xlink:show="embed" xlink:actuate="onLoad"/></draw:frame></text:p>
      <text:p text:style-name="P8"/>
      <text:p text:style-name="P8"/>
      <text:p text:style-name="P8"><draw:frame draw:style-name="fr1" text:anchor-type="as-char" svg:width="6.2291in" svg:height="3.5626in" draw:z-index="13"><draw:image xlink:href="Pictures/2000000800008D2E00004F60BD5BA755.wmf" xlink:type="simple" xlink:show="embed" xlink:actuate="onLoad"/></draw:frame></text:p>
      <text:p text:style-name="P8"><text:soft-page-break/></text:p>
      <text:p text:style-name="P8"/>
      <text:p text:style-name="P16">3. Configure Deployment Slots for Staging and Production :- </text:p>
      <text:p text:style-name="P12">Azure Functions deployment slots allow your function app to run different instances called "slots". Slots are different environments exposed via a publicly available endpoint. One app instance is always mapped to the production slot, and you can swap instances assigned to a slot on demand. Function apps running under the Apps Service plan may have multiple slots, while under the Consumption plan only one slot is allowed. </text:p>
      <text:p text:style-name="P8"/>
      <text:p text:style-name="P11"><text:span text:style-name="T4">-&gt; </text:span><text:span text:style-name="T16">The following reflect how functions are affected by <text:s text:c="9"/>swapping slots: </text:span></text:p>
      <text:p text:style-name="P8"/>
      <text:list xml:id="list35502224" text:continue-numbering="true" text:style-name="RTF_5f_Num_20_2">
        <text:list-item>
          <text:p text:style-name="P21"><text:s text:c="2"/>Traffic redirection is seamless; no requests are dropped because of a swap. This seamless behavior is a result of the next function triggers being routed to the swapped slot. </text:p>
        </text:list-item>
        <text:list-item>
          <text:p text:style-name="P20"><text:span text:style-name="T14"><text:s text:c="2"/>Currently executing function are terminated during the swap. Please review Improve the performance and reliability of Azure Functions to learn how to write stateless and defensive functions. </text:span></text:p>
        </text:list-item>
      </text:list>
      <text:p text:style-name="P8"/>
      <text:p text:style-name="P11"><text:span text:style-name="T4"/></text:p>
      <text:p text:style-name="P11"><text:span text:style-name="T4"/></text:p>
      <text:p text:style-name="P11"><text:span text:style-name="T4"/></text:p>
      <text:p text:style-name="P11"><text:soft-page-break/><text:span text:style-name="T4">-&gt;</text:span><text:span text:style-name="T16"> Follow the below images to add deployment slots. </text:span></text:p>
      <text:p text:style-name="P14">1. Click on Add Slot. </text:p>
      <text:p text:style-name="P14">2. Enter The slot name and click on add button. </text:p>
      <text:p text:style-name="P14">3. Finally swapping the slots. </text:p>
      <text:p text:style-name="P8"/>
      <text:p text:style-name="P8"><draw:frame draw:style-name="fr1" text:anchor-type="as-char" svg:width="6.2709in" svg:height="3.6043in" draw:z-index="14"><draw:image xlink:href="Pictures/2000000800008D2E00004F6098ECB862.wmf" xlink:type="simple" xlink:show="embed" xlink:actuate="onLoad"/></draw:frame></text:p>
      <text:p text:style-name="P8"/>
      <text:p text:style-name="P8"><text:soft-page-break/><draw:frame draw:style-name="fr1" text:anchor-type="as-char" svg:width="6.2398in" svg:height="3.5626in" draw:z-index="15"><draw:image xlink:href="Pictures/2000000800008D2E00004F604CD5A668.wmf" xlink:type="simple" xlink:show="embed" xlink:actuate="onLoad"/></draw:frame></text:p>
      <text:p text:style-name="P8"/>
      <text:p text:style-name="P8"><draw:frame draw:style-name="fr1" text:anchor-type="as-char" svg:width="6.2398in" svg:height="3.5102in" draw:z-index="16"><draw:image xlink:href="Pictures/2000000800008D2E00004F60B7502761.wmf" xlink:type="simple" xlink:show="embed" xlink:actuate="onLoad"/></draw:frame></text:p>
      <text:p text:style-name="P8"/>
      <text:p text:style-name="P8"><text:soft-page-break/><draw:frame draw:style-name="fr1" text:anchor-type="as-char" svg:width="6.2602in" svg:height="3.4791in" draw:z-index="17"><draw:image xlink:href="Pictures/2000000800008D2E00004F60E18A2E5A.wmf" xlink:type="simple" xlink:show="embed" xlink:actuate="onLoad"/></draw:frame></text:p>
      <text:p text:style-name="P8"/>
      <text:p text:style-name="P8"/>
      <text:p text:style-name="P10"/>
      <text:p text:style-name="P16">4.Configure Application Insights for the project :- </text:p>
      <text:p text:style-name="P12">provides extensible application performance management (APM) and monitoring for live web apps. Developers and DevOps professionals can use Application Insights to: </text:p>
      <text:list xml:id="list35517462" text:continue-numbering="true" text:style-name="RTF_5f_Num_20_2">
        <text:list-item>
          <text:p text:style-name="P21"><text:s/>Application Insights is a feature of Azure Monitor that Automatically detect performance anomalies. </text:p>
        </text:list-item>
        <text:list-item>
          <text:p text:style-name="P21"><text:s/>Help diagnose issues by using powerful analytics tools. </text:p>
        </text:list-item>
        <text:list-item>
          <text:p text:style-name="P21"><text:s/>See what users actually do with apps. </text:p>
        </text:list-item>
      </text:list>
      <text:p text:style-name="P22">Help continuously improve app performance and usability. </text:p>
      <text:p text:style-name="P8"/>
      <text:p text:style-name="P15"><text:soft-page-break/>Application Insights :-</text:p>
      <text:list xml:id="list35496275" text:continue-numbering="true" text:style-name="RTF_5f_Num_20_2">
        <text:list-item>
          <text:p text:style-name="P21"><text:s/>Supports a wide variety of platforms, including .NET, Node.js, Java, and Python. </text:p>
        </text:list-item>
        <text:list-item>
          <text:p text:style-name="P21"><text:s/>Works for apps hosted on-premises, hybrid, or on any public cloud. </text:p>
        </text:list-item>
        <text:list-item>
          <text:p text:style-name="P21"><text:s/>Integrates with DevOps processes. </text:p>
        </text:list-item>
        <text:list-item>
          <text:p text:style-name="P21"><text:s/>Has connection points to many development tools. </text:p>
        </text:list-item>
        <text:list-item>
          <text:p text:style-name="P20"><text:span text:style-name="T14"><text:s/>Can monitor and analyze telemetry from mobile apps by integrating with Visual Studio App Center. </text:span></text:p>
        </text:list-item>
      </text:list>
      <text:p text:style-name="P8"/>
      <text:p text:style-name="P11"><text:span text:style-name="T4">-&gt; </text:span><text:span text:style-name="T16">Follow the bellow images to add Application insights </text:span></text:p>
      <text:p text:style-name="P14">1. Trun on Application Insights. </text:p>
      <text:p text:style-name="P14">2. Select Existing Resource. </text:p>
      <text:p text:style-name="P14">3. Click on the Apply button. </text:p>
      <text:p text:style-name="P14"><draw:frame draw:style-name="fr1" text:anchor-type="as-char" svg:width="6.1874in" svg:height="3.4689in" draw:z-index="18"><draw:image xlink:href="Pictures/2000000800008D2E00004F60A1E2D7EE.wmf" xlink:type="simple" xlink:show="embed" xlink:actuate="onLoad"/></draw:frame></text:p>
      <text:p text:style-name="P14"><text:soft-page-break/></text:p>
      <text:p text:style-name="P14"><draw:frame draw:style-name="fr1" text:anchor-type="as-char" svg:width="6.198in" svg:height="3.5209in" draw:z-index="19"><draw:image xlink:href="Pictures/2000000800008D2E00004F60B33671A4.wmf" xlink:type="simple" xlink:show="embed" xlink:actuate="onLoad"/></draw:frame></text:p>
      <text:p text:style-name="P14"/>
      <text:p text:style-name="P14"><draw:frame draw:style-name="fr1" text:anchor-type="as-char" svg:width="6in" svg:height="3.5in" draw:z-index="20"><draw:image xlink:href="Pictures/2000000800004E8C00002DC933373444.wmf" xlink:type="simple" xlink:show="embed" xlink:actuate="onLoad"/></draw:frame></text:p>
      <text:p text:style-name="P14"/>
      <text:p text:style-name="P14"/>
      <text:p text:style-name="P14"><text:soft-page-break/><draw:frame draw:style-name="fr1" text:anchor-type="as-char" svg:width="6.2291in" svg:height="5.0626in" draw:z-index="21"><draw:image xlink:href="Pictures/2000000800003F5B000033AD918D0CC5.wmf" xlink:type="simple" xlink:show="embed" xlink:actuate="onLoad"/></draw:frame></text:p>
      <text:p text:style-name="P14"/>
      <text:p text:style-name="P14"><text:soft-page-break/><draw:frame draw:style-name="fr1" text:anchor-type="as-char" svg:width="6.1874in" svg:height="3.8752in" draw:z-index="22"><draw:image xlink:href="Pictures/200000080000488E00002D2A74511EEB.wmf" xlink:type="simple" xlink:show="embed" xlink:actuate="onLoad"/></draw:frame></text:p>
      <text:p text:style-name="P14"/>
      <text:p text:style-name="P14"/>
      <text:p text:style-name="P16"/>
      <text:p text:style-name="P16">5.Configure Swagger for the Api :- </text:p>
      <text:p text:style-name="P11"><text:span text:style-name="T14">Swagger UI allows anyone — be it your development team or your end consumers — to visualize and interact with the API’s resources without having any of the implementation logic in place. It’s automatically generated from your OpenAPI (formerly known as Swagger) Specification, with the visual documentation making it easy for back end implementation and client side consumption. </text:span></text:p>
      <text:p text:style-name="P8"/>
      <text:p text:style-name="P15"/>
      <text:p text:style-name="P15"><text:soft-page-break/></text:p>
      <text:p text:style-name="P15">Advantages of Swagger Api :- </text:p>
      <text:list xml:id="list35506489" text:continue-numbering="true" text:style-name="RTF_5f_Num_20_2">
        <text:list-item>
          <text:p text:style-name="P21"><text:s text:c="3"/>Testing is always crucial; on both the development and QA levels. Swagger provides a UI integrated page where all the API methods are listed and enables the user to test any method that is required from the UI. </text:p>
        </text:list-item>
        <text:list-item>
          <text:p text:style-name="P21"><text:s text:c="3"/>Swagger does the documentation in a conventional way (OpenAPI) which means it is in a machine-readable language. If a user starts the documentation first, Swagger will write the structure of the API automatically based on the written documentation. The API logic relies on the developer and business requirements but the structure will be written by Swagger itself. </text:p>
        </text:list-item>
        <text:list-item>
          <text:p text:style-name="P21"><text:s text:c="3"/>The user does not need a separate applications to test APIs. Just configure Swagger once in the project and access it through a URL to test the APIs. </text:p>
        </text:list-item>
      </text:list>
      <text:p text:style-name="P12"/>
      <text:list xml:id="list35494753" text:continue-numbering="true" text:style-name="RTF_5f_Num_20_2">
        <text:list-item>
          <text:p text:style-name="P21"><text:s text:c="3"/>These are the major benefits users will see once they start using Swagger. Swagger provides immense support for a wide range of platforms, languages, and domains. </text:p>
        </text:list-item>
      </text:list>
      <text:p text:style-name="P8"/>
      <text:p text:style-name="P8"><text:soft-page-break/><draw:frame draw:style-name="fr1" text:anchor-type="as-char" svg:width="6.2602in" svg:height="3.698in" draw:z-index="23"><draw:image xlink:href="Pictures/2000000800008D2E00004F60D1E048B7.wmf" xlink:type="simple" xlink:show="embed" xlink:actuate="onLoad"/></draw:frame></text:p>
      <text:p text:style-name="P8"><draw:frame draw:style-name="fr1" text:anchor-type="as-char" svg:width="6.2602in" svg:height="3.4898in" draw:z-index="24"><draw:image xlink:href="Pictures/2000000800008D2E00004F6072939434.wmf" xlink:type="simple" xlink:show="embed" xlink:actuate="onLoad"/></draw:frame></text:p>
      <text:p text:style-name="P8"/>
      <text:p text:style-name="P8"/>
      <text:p text:style-name="P8"/>
      <text:p text:style-name="P16"><text:soft-page-break/>6.Work with Log Analytics with the sample logs available :- </text:p>
      <text:p text:style-name="P12">Log Analytics is a tool in the Azure portal to edit and run log queries from data collected by Azure Monitor logs and interactively analyze their results. <text:s/></text:p>
      <text:p text:style-name="P12"/>
      <text:p text:style-name="P12">You can use Log Analytics queries to retrieve records that match particular criteria, identify trends, analyze patterns, and provide various insights into your data. </text:p>
      <text:p text:style-name="P12"/>
      <text:list xml:id="list35520991" text:continue-numbering="true" text:style-name="RTF_5f_Num_20_2">
        <text:list-item>
          <text:p text:style-name="P21"><text:s text:c="3"/>You might write a simple query that returns a set of records and then use features of Log Analytics to sort, filter, and analyze them. Or you might write a more advanced query to perform statistical analysis and visualize the results in a chart to identify a particular trend. </text:p>
        </text:list-item>
        <text:list-item>
          <text:p text:style-name="P20"><text:span text:style-name="T14"><text:s text:c="3"/>If you start Log Analytics from the </text:span><text:span text:style-name="T15">Azure Monitor </text:span><text:span text:style-name="T14">menu or the </text:span><text:span text:style-name="T15">Log Analytics workspaces </text:span><text:span text:style-name="T14">menu, you'll have access to all the records in a workspace. If you select </text:span><text:span text:style-name="T15">Logs</text:span><text:span text:style-name="T14"> from another type of resource, your data will be limited to log data for that resource. For more information, see Log query scope and time range in Azure Monitor Log Analytics. </text:span></text:p>
        </text:list-item>
      </text:list>
      <text:p text:style-name="P11"><text:span text:style-name="T4">-&gt;</text:span><text:span text:style-name="T16"> How Logs work by using Query language as shown in bellow images. </text:span></text:p>
      <text:p text:style-name="P14">1. Open Azure portal and click on Logs. </text:p>
      <text:p text:style-name="P14">2. Select the Tables what you check. </text:p>
      <text:p text:style-name="P14">3. Write a query logic and click on Run. </text:p>
      <text:p text:style-name="P14"><text:soft-page-break/></text:p>
      <text:p text:style-name="P14"><draw:frame draw:style-name="fr1" text:anchor-type="as-char" svg:width="6.2189in" svg:height="3.5626in" draw:z-index="25"><draw:image xlink:href="Pictures/2000000800008D2E00004F60AD072517.wmf" xlink:type="simple" xlink:show="embed" xlink:actuate="onLoad"/></draw:frame></text:p>
      <text:p text:style-name="P14"/>
      <text:p text:style-name="P14"><draw:frame draw:style-name="fr1" text:anchor-type="as-char" svg:width="6.2291in" svg:height="3.5209in" draw:z-index="26"><draw:image xlink:href="Pictures/2000000800008D2E00004F60D1CF434D.wmf" xlink:type="simple" xlink:show="embed" xlink:actuate="onLoad"/></draw:frame></text:p>
      <text:p text:style-name="P14"/>
      <text:p text:style-name="P14"><text:soft-page-break/><draw:frame draw:style-name="fr1" text:anchor-type="as-char" svg:width="6.2083in" svg:height="3.6354in" draw:z-index="27"><draw:image xlink:href="Pictures/2000000800008D2E00004F605A3D623E.wmf" xlink:type="simple" xlink:show="embed" xlink:actuate="onLoad"/></draw:frame></text:p>
      <text:p text:style-name="P14"/>
      <text:p text:style-name="P14"/>
      <text:p text:style-name="P8"/>
      <text:p text:style-name="P11"><text:span text:style-name="T2">Final Project URL </text:span><text:span text:style-name="T18">:-</text:span></text:p>
      <text:p text:style-name="P11"><text:a xlink:type="simple" xlink:href="https://mainproject20220708105712.azurewebsites.net/weatherForecast" text:style-name="Internet_20_link" text:visited-style-name="Visited_20_Internet_20_Link"><text:span text:style-name="T12">https://mainproject20220708105712.azurewebsites.net/weatherForecast</text:span></text:a></text:p>
      <text:p text:style-name="P14"/>
      <text:p text:style-name="P1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fo:font-size="15pt" style:font-size-asian="15pt"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28" meta:object-count="0" meta:page-count="24" meta:paragraph-count="116" meta:word-count="1098" meta:character-count="6795"/>
    <dc:date>2022-07-09T15:27:19.93</dc:date>
    <dc:creator>kranthishekar siddavarapu</dc:creator>
    <meta:generator>OpenOffice/4.1.11$Win32 OpenOffice.org_project/4111m1$Build-9808</meta:generator>
  </office:meta>
</office:document-meta>
</file>